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'Fira Code iScript" svg:font-family="''Fira Code iScript', 'Fira Code', ',', 'Droid Sans Mono', ',', monospace, ', monospace,', 'Droid Sans Fallback', 'font-weight: normal', 'font-size: 18px', 'line-height: 24px', 'white-space: pre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4.0111in" fo:margin-left="1.5736in" table:align="left" fo:background-color="transparent">
        <style:background-image/>
      </style:table-properties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2.7611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cccccc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.5278in" fo:margin-left="2.7979in" table:align="left" fo:background-color="transparent">
        <style:background-image/>
      </style:table-properties>
    </style:style>
    <style:style style:name="Table3.A" style:family="table-column">
      <style:table-column-properties style:column-width="1.5278in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cccccc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3.5625in" fo:margin-left="2.0667in" table:align="left" fo:background-color="transparent">
        <style:background-image/>
      </style:table-properties>
    </style:style>
    <style:style style:name="Table1.A" style:family="table-column">
      <style:table-column-properties style:column-width="1.75in"/>
    </style:style>
    <style:style style:name="Table1.B" style:family="table-column">
      <style:table-column-properties style:column-width="1.8125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20pt" officeooo:rsid="00120541" officeooo:paragraph-rsid="00120541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0pt" officeooo:rsid="00120541" officeooo:paragraph-rsid="00120541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20pt" fo:font-style="normal" fo:font-weight="normal" officeooo:rsid="00120541" officeooo:paragraph-rsid="00120541" style:font-size-asian="20pt" style:font-style-asian="normal" style:font-weight-asian="normal" style:font-size-complex="20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size="20pt" fo:font-style="normal" style:text-underline-style="none" fo:font-weight="normal" officeooo:rsid="00147fbc" officeooo:paragraph-rsid="00147fbc" style:font-size-asian="20pt" style:font-style-asian="normal" style:font-weight-asian="normal" style:font-size-complex="20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20pt" fo:font-style="normal" style:text-underline-style="none" fo:font-weight="normal" officeooo:rsid="0018719c" officeooo:paragraph-rsid="0018719c" style:font-size-asian="20pt" style:font-style-asian="normal" style:font-weight-asian="normal" style:font-size-complex="20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8pt" officeooo:rsid="00163e09" officeooo:paragraph-rsid="00163e09" style:font-size-asian="15.75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8pt" officeooo:rsid="00163e09" officeooo:paragraph-rsid="00163e09" style:font-size-asian="15.75pt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6pt" fo:font-style="normal" style:text-underline-style="none" fo:font-weight="normal" officeooo:rsid="00147fbc" officeooo:paragraph-rsid="00147fbc" style:font-size-asian="14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808080" style:font-name="Arial" fo:font-size="14pt" officeooo:rsid="00174d31" officeooo:paragraph-rsid="00174d31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color="#808080" style:font-name="Arial" fo:font-size="18pt" officeooo:rsid="00174d31" officeooo:paragraph-rsid="00174d31" style:font-size-asian="15.75pt" style:font-size-complex="18pt"/>
    </style:style>
    <style:style style:name="P11" style:family="paragraph" style:parent-style-name="Standard">
      <style:paragraph-properties fo:text-align="start" style:justify-single-word="false"/>
      <style:text-properties fo:color="#000000" style:font-name="Arial" fo:font-size="18pt" officeooo:rsid="00163e09" officeooo:paragraph-rsid="00163e09" style:font-size-asian="15.75pt" style:font-size-complex="18pt"/>
    </style:style>
    <style:style style:name="P12" style:family="paragraph" style:parent-style-name="Standard">
      <style:paragraph-properties fo:text-align="start" style:justify-single-word="false"/>
      <style:text-properties officeooo:paragraph-rsid="00163e09"/>
    </style:style>
    <style:style style:name="P13" style:family="paragraph" style:parent-style-name="Standard">
      <style:paragraph-properties fo:text-align="start" style:justify-single-word="false"/>
      <style:text-properties fo:font-size="14pt" officeooo:rsid="00174d31" officeooo:paragraph-rsid="0018719c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officeooo:rsid="00188d15" officeooo:paragraph-rsid="00188d15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6pt" fo:font-style="italic" officeooo:rsid="001352a0" officeooo:paragraph-rsid="001352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6pt" fo:font-style="italic" officeooo:rsid="001352a0" officeooo:paragraph-rsid="00163e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6pt" fo:font-style="italic" officeooo:rsid="001352a0" officeooo:paragraph-rsid="001871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6pt" fo:font-style="italic" officeooo:rsid="0018719c" officeooo:paragraph-rsid="001871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6pt" fo:font-style="italic" officeooo:rsid="001352a0" officeooo:paragraph-rsid="001352a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6pt" fo:font-style="italic" officeooo:rsid="001352a0" officeooo:paragraph-rsid="00163e0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6pt" fo:font-style="italic" officeooo:rsid="0018719c" officeooo:paragraph-rsid="0018719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6pt" officeooo:rsid="001352a0" officeooo:paragraph-rsid="001352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6pt" officeooo:rsid="001352a0" officeooo:paragraph-rsid="00163e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6pt" officeooo:rsid="00163e09" officeooo:paragraph-rsid="00163e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6pt" officeooo:rsid="0018719c" officeooo:paragraph-rsid="001871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6pt" officeooo:rsid="001352a0" officeooo:paragraph-rsid="001352a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6pt" officeooo:rsid="001352a0" officeooo:paragraph-rsid="00163e0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officeooo:paragraph-rsid="0018719c"/>
    </style:style>
    <style:style style:name="P29" style:family="paragraph" style:parent-style-name="Standard">
      <style:paragraph-properties fo:text-align="start" style:justify-single-word="false"/>
      <style:text-properties style:font-name="Arial" fo:font-size="14pt" officeooo:rsid="00120541" officeooo:paragraph-rsid="0018719c" style:font-size-asian="12.25pt" style:font-size-complex="14pt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Arial" fo:font-size="16pt" fo:font-weight="bold" officeooo:rsid="00147fbc" officeooo:paragraph-rsid="00147fbc" style:font-size-asian="14pt" style:font-weight-asian="bold" style:font-size-complex="16pt" style:font-weight-complex="bold"/>
    </style:style>
    <style:style style:name="P31" style:family="paragraph" style:parent-style-name="Standard" style:list-style-name="L2">
      <style:paragraph-properties fo:text-align="start" style:justify-single-word="false"/>
      <style:text-properties style:font-name="Arial" fo:font-size="16pt" fo:font-weight="bold" officeooo:rsid="00120541" officeooo:paragraph-rsid="00120541" style:font-size-asian="16pt" style:font-weight-asian="bold" style:font-size-complex="16pt" style:font-weight-complex="bold"/>
    </style:style>
    <style:style style:name="P32" style:family="paragraph" style:parent-style-name="Standard" style:list-style-name="L4">
      <style:paragraph-properties fo:text-align="start" style:justify-single-word="false"/>
      <style:text-properties style:font-name="Arial" fo:font-size="16pt" fo:font-style="normal" style:text-underline-style="none" fo:font-weight="bold" officeooo:rsid="0018719c" officeooo:paragraph-rsid="0018719c" style:font-size-asian="14pt" style:font-style-asian="normal" style:font-weight-asian="bold" style:font-size-complex="16pt" style:font-style-complex="normal" style:font-weight-complex="bold"/>
    </style:style>
    <style:style style:name="P33" style:family="paragraph" style:parent-style-name="Standard" style:list-style-name="L2">
      <style:paragraph-properties fo:text-align="start" style:justify-single-word="false"/>
      <style:text-properties officeooo:paragraph-rsid="00120541"/>
    </style:style>
    <style:style style:name="P34" style:family="paragraph" style:parent-style-name="Standard" style:list-style-name="L3">
      <style:paragraph-properties fo:text-align="start" style:justify-single-word="false"/>
      <style:text-properties officeooo:paragraph-rsid="0019ff7d"/>
    </style:style>
    <style:style style:name="P35" style:family="paragraph" style:parent-style-name="Standard" style:list-style-name="L2">
      <style:paragraph-properties fo:text-align="start" style:justify-single-word="false"/>
      <style:text-properties officeooo:rsid="00120541" officeooo:paragraph-rsid="00120541"/>
    </style:style>
    <style:style style:name="P36" style:family="paragraph" style:parent-style-name="Standard" style:list-style-name="L2">
      <style:paragraph-properties fo:text-align="start" style:justify-single-word="false"/>
      <style:text-properties fo:font-size="16pt" officeooo:paragraph-rsid="00120541" style:font-size-asian="16pt" style:font-size-complex="16pt"/>
    </style:style>
    <style:style style:name="P37" style:family="paragraph" style:parent-style-name="Standard" style:list-style-name="L2">
      <style:paragraph-properties fo:text-align="start" style:justify-single-word="false"/>
      <style:text-properties fo:font-size="16pt" officeooo:paragraph-rsid="00163e09" style:font-size-asian="16pt" style:font-size-complex="16pt"/>
    </style:style>
    <style:style style:name="P38" style:family="paragraph" style:parent-style-name="Standard" style:list-style-name="L3">
      <style:paragraph-properties fo:text-align="start" style:justify-single-word="false"/>
      <style:text-properties fo:font-size="16pt" fo:font-weight="bold" officeooo:rsid="00120541" officeooo:paragraph-rsid="00120541" style:font-size-asian="14pt" style:font-weight-asian="bold" style:font-size-complex="16pt" style:font-weight-complex="bold"/>
    </style:style>
    <style:style style:name="P39" style:family="paragraph" style:parent-style-name="Standard" style:list-style-name="L3">
      <style:paragraph-properties fo:text-align="start" style:justify-single-word="false"/>
      <style:text-properties fo:font-size="16pt" fo:font-weight="bold" officeooo:rsid="001352a0" officeooo:paragraph-rsid="001352a0" style:font-size-asian="14pt" style:font-weight-asian="bold" style:font-size-complex="16pt" style:font-weight-complex="bold"/>
    </style:style>
    <style:style style:name="P40" style:family="paragraph" style:parent-style-name="Standard" style:list-style-name="L5">
      <style:paragraph-properties fo:text-align="start" style:justify-single-word="false"/>
      <style:text-properties fo:font-size="16pt" fo:font-weight="bold" officeooo:rsid="00147fbc" officeooo:paragraph-rsid="00147fbc" style:font-size-asian="14pt" style:font-weight-asian="bold" style:font-size-complex="16pt" style:font-weight-complex="bold"/>
    </style:style>
    <style:style style:name="P41" style:family="paragraph" style:parent-style-name="Standard" style:list-style-name="L3">
      <style:paragraph-properties fo:text-align="start" style:justify-single-word="false"/>
      <style:text-properties fo:font-size="16pt" fo:font-weight="bold" officeooo:rsid="0019ff7d" officeooo:paragraph-rsid="0019ff7d" style:font-size-asian="14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352a0" style:font-weight-asian="normal" style:font-weight-complex="normal"/>
    </style:style>
    <style:style style:name="T3" style:family="text">
      <style:text-properties style:font-name="Arial"/>
    </style:style>
    <style:style style:name="T4" style:family="text">
      <style:text-properties style:font-name="Arial" fo:font-size="16pt" fo:font-weight="bold" style:font-size-asian="14pt" style:font-weight-asian="bold" style:font-size-complex="16pt" style:font-weight-complex="bold"/>
    </style:style>
    <style:style style:name="T5" style:family="text">
      <style:text-properties style:font-name="Arial" fo:font-size="16pt" fo:font-weight="bold" officeooo:rsid="00120541" style:font-size-asian="14pt" style:font-weight-asian="bold" style:font-size-complex="16pt" style:font-weight-complex="bold"/>
    </style:style>
    <style:style style:name="T6" style:family="text">
      <style:text-properties style:font-name="Arial" fo:font-size="16pt" fo:font-weight="normal" style:font-size-asian="14pt" style:font-weight-asian="normal" style:font-size-complex="16pt" style:font-weight-complex="normal"/>
    </style:style>
    <style:style style:name="T7" style:family="text">
      <style:text-properties style:font-name="Arial" fo:font-size="16pt" fo:font-weight="normal" officeooo:rsid="00120541" style:font-size-asian="14pt" style:font-weight-asian="normal" style:font-size-complex="16pt" style:font-weight-complex="normal"/>
    </style:style>
    <style:style style:name="T8" style:family="text">
      <style:text-properties style:font-name="Arial" fo:font-size="16pt" fo:font-style="italic" fo:font-weight="normal" style:font-size-asian="14pt" style:font-style-asian="italic" style:font-weight-asian="normal" style:font-size-complex="16pt" style:font-style-complex="italic" style:font-weight-complex="normal"/>
    </style:style>
    <style:style style:name="T9" style:family="text">
      <style:text-properties style:font-name="Arial" fo:font-size="16pt" fo:font-style="normal" fo:font-weight="bold" officeooo:rsid="0019ff7d" style:font-size-asian="14pt" style:font-style-asian="normal" style:font-weight-asian="bold" style:font-size-complex="16pt" style:font-style-complex="normal" style:font-weight-complex="bold"/>
    </style:style>
    <style:style style:name="T10" style:family="text">
      <style:text-properties style:font-name="Arial" fo:font-size="16pt" fo:font-style="normal" fo:font-weight="normal" officeooo:rsid="0019ff7d" style:font-size-asian="14pt" style:font-style-asian="normal" style:font-weight-asian="normal" style:font-size-complex="16pt" style:font-style-complex="normal" style:font-weight-complex="normal"/>
    </style:style>
    <style:style style:name="T11" style:family="text">
      <style:text-properties style:font-name="Arial" fo:font-size="16pt" fo:font-style="normal" fo:font-weight="normal" officeooo:rsid="00120541" style:font-size-asian="14pt" style:font-style-asian="normal" style:font-weight-asian="normal" style:font-size-complex="16pt" style:font-style-complex="normal" style:font-weight-complex="normal"/>
    </style:style>
    <style:style style:name="T12" style:family="text">
      <style:text-properties style:font-name="Arial" fo:font-size="16pt" officeooo:rsid="0018719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3" style:family="text">
      <style:text-properties style:font-name="Arial" fo:font-size="16pt" officeooo:rsid="0019ff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font-name="Arial" fo:font-style="normal" fo:font-weight="normal" officeooo:rsid="00120541" style:font-style-asian="normal" style:font-weight-asian="normal" style:font-style-complex="normal" style:font-weight-complex="normal"/>
    </style:style>
    <style:style style:name="T16" style:family="text">
      <style:text-properties style:font-name="Arial" fo:font-style="normal" fo:font-weight="normal" officeooo:rsid="00163e09" style:font-style-asian="normal" style:font-weight-asian="normal" style:font-style-complex="normal" style:font-weight-complex="normal"/>
    </style:style>
    <style:style style:name="T17" style:family="text">
      <style:text-properties style:font-name="Arial" fo:font-style="normal" style:font-style-asian="normal" style:font-style-complex="normal"/>
    </style:style>
    <style:style style:name="T18" style:family="text">
      <style:text-properties style:font-name="Arial" fo:font-style="normal" fo:font-weight="bold" officeooo:rsid="00120541" style:font-style-asian="normal" style:font-weight-asian="bold" style:font-style-complex="normal" style:font-weight-complex="bold"/>
    </style:style>
    <style:style style:name="T19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style:font-name="Arial" fo:font-style="italic" fo:font-weight="normal" officeooo:rsid="00120541" style:font-style-asian="italic" style:font-weight-asian="normal" style:font-style-complex="italic" style:font-weight-complex="normal"/>
    </style:style>
    <style:style style:name="T21" style:family="text">
      <style:text-properties style:font-name="Arial" officeooo:rsid="00120541"/>
    </style:style>
    <style:style style:name="T22" style:family="text">
      <style:text-properties style:font-name="Arial" fo:font-weight="bold" officeooo:rsid="00120541" style:font-weight-asian="bold" style:font-weight-complex="bold"/>
    </style:style>
    <style:style style:name="T23" style:family="text">
      <style:text-properties style:font-name="Arial" fo:font-weight="normal" officeooo:rsid="00120541" style:font-weight-asian="normal" style:font-weight-complex="normal"/>
    </style:style>
    <style:style style:name="T24" style:family="text">
      <style:text-properties officeooo:rsid="00163e09"/>
    </style:style>
    <style:style style:name="T25" style:family="text">
      <style:text-properties officeooo:rsid="0018719c"/>
    </style:style>
    <style:style style:name="T26" style:family="text">
      <style:text-properties officeooo:rsid="0019ff7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ILE COMMAND REFERENCE</text:p>
      <text:p text:style-name="P6"/>
      <text:p text:style-name="P6"/>
      <text:p text:style-name="P9">Date: 2020-4-20</text:p>
      <text:p text:style-name="P9">Author: Kozova1</text:p>
      <text:p text:style-name="P10"/>
      <text:p text:style-name="P11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Syntax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3">A<text:span text:style-name="T24">rgument</text:span></text:p>
          </table:table-cell>
          <table:table-cell table:style-name="Table2.B1" office:value-type="string">
            <text:p text:style-name="P23">M<text:span text:style-name="T24">eaning</text:span></text:p>
          </table:table-cell>
        </table:table-row>
        <table:table-row>
          <table:table-cell table:style-name="Table2.A5" office:value-type="string">
            <text:p text:style-name="P16">R</text:p>
          </table:table-cell>
          <table:table-cell table:style-name="Table2.B5" office:value-type="string">
            <text:p text:style-name="P24">Register Name</text:p>
          </table:table-cell>
        </table:table-row>
        <table:table-row>
          <table:table-cell table:style-name="Table2.A5" office:value-type="string">
            <text:p text:style-name="P16">I</text:p>
          </table:table-cell>
          <table:table-cell table:style-name="Table2.B5" office:value-type="string">
            <text:p text:style-name="P24">Numeric Value</text:p>
          </table:table-cell>
        </table:table-row>
        <table:table-row>
          <table:table-cell table:style-name="Table2.A5" office:value-type="string">
            <text:p text:style-name="P16">B</text:p>
          </table:table-cell>
          <table:table-cell table:style-name="Table2.B5" office:value-type="string">
            <text:p text:style-name="P23">T<text:span text:style-name="T24">RUE or FALSE</text:span></text:p>
          </table:table-cell>
        </table:table-row>
        <table:table-row>
          <table:table-cell table:style-name="Table2.A5" office:value-type="string">
            <text:p text:style-name="P20">S</text:p>
          </table:table-cell>
          <table:table-cell table:style-name="Table2.B5" office:value-type="string">
            <text:p text:style-name="P27">S<text:span text:style-name="T24">TRING</text:span></text:p>
          </table:table-cell>
        </table:table-row>
        <table:table-row>
          <table:table-cell table:style-name="Table2.A6" office:value-type="string">
            <text:p text:style-name="P21">D</text:p>
          </table:table-cell>
          <table:table-cell table:style-name="Table2.B6" office:value-type="string">
            <text:p text:style-name="P28"><text:span text:style-name="T12">Di</text:span><text:span text:style-name="T13">rection; See next table</text:span></text:p>
          </table:table-cell>
        </table:table-row>
      </table:table>
      <text:p text:style-name="P12"/>
      <text:p text:style-name="P14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5">Directions</text:p>
          </table:table-cell>
        </table:table-row>
        <table:table-row>
          <table:table-cell table:style-name="Table3.A2" office:value-type="string">
            <text:p text:style-name="P17">R<text:span text:style-name="T25">IGHT</text:span></text:p>
          </table:table-cell>
        </table:table-row>
        <table:table-row>
          <table:table-cell table:style-name="Table3.A3" office:value-type="string">
            <text:p text:style-name="P18">LEFT</text:p>
          </table:table-cell>
        </table:table-row>
        <table:table-row>
          <table:table-cell table:style-name="Table3.A4" office:value-type="string">
            <text:p text:style-name="P18">DOWN</text:p>
          </table:table-cell>
        </table:table-row>
        <table:table-row>
          <table:table-cell table:style-name="Table3.A5" office:value-type="string">
            <text:p text:style-name="P21">UP</text:p>
          </table:table-cell>
        </table:table-row>
      </table:table>
      <text:p text:style-name="P29"/>
      <text:p text:style-name="P29"/>
      <text:p text:style-name="P13"><text:span text:style-name="T21">C</text:span><text:span text:style-name="T3">ommands are separated by newlines.</text:span></text:p>
      <text:p text:style-name="P2"/>
      <text:p text:style-name="P2">Execution control</text:p>
      <text:list xml:id="list3829205522" text:style-name="L1">
        <text:list-item>
          <text:p text:style-name="P30">( <text:span text:style-name="T1">… </text:span>)<text:span text:style-name="T1"> - Comment, not executed. There must be a space between the opening bracket and the comment text for it to work.</text:span></text:p>
        </text:list-item>
      </text:list>
      <text:list xml:id="list3470161607" text:style-name="L2">
        <text:list-item>
          <text:p text:style-name="P33"><text:span text:style-name="T5">MARK </text:span><text:span text:style-name="T7">LABEL – Creates a label called LABEL at current position, for jump commands to jump to.</text:span></text:p>
        </text:list-item>
        <text:list-item>
          <text:p text:style-name="P35"><text:span text:style-name="T4">ISZERO</text:span><text:span text:style-name="T6"> R – If R is 0, set </text:span><text:span text:style-name="T8">COND</text:span><text:span text:style-name="T6"> to TRUE, otherwise set </text:span><text:span text:style-name="T8">COND</text:span><text:span text:style-name="T6"> to FALSE.</text:span></text:p>
        </text:list-item>
        <text:list-item>
          <text:p text:style-name="P31">JUMP <text:span text:style-name="T1">LABEL – Continues execution from LABEL defined by </text:span>MARK<text:span text:style-name="T1">.</text:span></text:p>
        </text:list-item>
        <text:list-item>
          <text:p text:style-name="P36"><text:span text:style-name="T22">FJUMP </text:span><text:span text:style-name="T23">LABEL – If </text:span><text:span text:style-name="T20">COND</text:span><text:span text:style-name="T15"> is FALSE, </text:span><text:span text:style-name="T18">JUMP </text:span><text:span text:style-name="T15">LABEL, else ignore this command.</text:span></text:p>
        </text:list-item>
        <text:list-item>
          <text:p text:style-name="P37"><text:span text:style-name="T18">TJUMP </text:span><text:span text:style-name="T15">LABEL – If </text:span><text:span text:style-name="T20">COND</text:span><text:span text:style-name="T15"> is TRUE, </text:span><text:span text:style-name="T18">JUMP </text:span><text:span text:style-name="T15">LABEL, else ignore this command.</text:span></text:p>
        </text:list-item>
      </text:list>
      <text:p text:style-name="P3"/>
      <text:p text:style-name="P3"><text:soft-page-break/>Assignment</text:p>
      <text:list xml:id="list1032099480" text:style-name="L3">
        <text:list-item>
          <text:p text:style-name="P38"><text:span text:style-name="T17">NOT</text:span><text:span text:style-name="T14"> – If </text:span><text:span text:style-name="T19">COND</text:span><text:span text:style-name="T14"> is FALSE, set it to TRUE. Otherwise, set it to FALSE.</text:span></text:p>
        </text:list-item>
        <text:list-item>
          <text:p text:style-name="P38"><text:span text:style-name="T17">ADD </text:span><text:span text:style-name="T14">R/I R2 – Add first argument to value of R2, and set R2 to the sum.</text:span></text:p>
        </text:list-item>
        <text:list-item>
          <text:p text:style-name="P38"><text:span text:style-name="T17">SUB </text:span><text:span text:style-name="T14">R/I R2 – Subtract first argument from R2, and set R2 to the result.</text:span></text:p>
        </text:list-item>
        <text:list-item>
          <text:p text:style-name="P38"><text:span text:style-name="T17">COPY</text:span><text:span text:style-name="T14"> R/</text:span><text:span text:style-name="T16">I/B/S</text:span><text:span text:style-name="T14"> R2 – Set value of R2 to first argument.</text:span></text:p>
        </text:list-item>
        <text:list-item>
          <text:p text:style-name="P34"><text:span text:style-name="T9">INC </text:span><text:span text:style-name="T10">R </text:span><text:span text:style-name="T11">– </text:span><text:span text:style-name="T10">Same as </text:span><text:span text:style-name="T9">ADD</text:span><text:span text:style-name="T10"> 1 R</text:span></text:p>
        </text:list-item>
        <text:list-item>
          <text:p text:style-name="P41"><text:span text:style-name="T17">DEC </text:span><text:span text:style-name="T14">R </text:span><text:span text:style-name="T15">– </text:span><text:span text:style-name="T14">Same as </text:span><text:span text:style-name="T17">SUB </text:span><text:span text:style-name="T14">1 R</text:span></text:p>
        </text:list-item>
        <text:list-item>
          <text:p text:style-name="P39"><text:span text:style-name="T17">CLEAR </text:span><text:span text:style-name="T14">R – Set R to it’s initial value as specified in the following table:</text:span>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2">Register</text:p>
          </table:table-cell>
          <table:table-cell table:style-name="Table1.B1" office:value-type="string">
            <text:p text:style-name="P22">Initial value</text:p>
          </table:table-cell>
        </table:table-row>
        <table:table-row>
          <table:table-cell table:style-name="Table1.A5" office:value-type="string">
            <text:p text:style-name="P15">A</text:p>
          </table:table-cell>
          <table:table-cell table:style-name="Table1.B5" office:value-type="string">
            <text:p text:style-name="P22">0</text:p>
          </table:table-cell>
        </table:table-row>
        <table:table-row>
          <table:table-cell table:style-name="Table1.A5" office:value-type="string">
            <text:p text:style-name="P15">B</text:p>
          </table:table-cell>
          <table:table-cell table:style-name="Table1.B5" office:value-type="string">
            <text:p text:style-name="P22">0</text:p>
          </table:table-cell>
        </table:table-row>
        <table:table-row>
          <table:table-cell table:style-name="Table1.A5" office:value-type="string">
            <text:p text:style-name="P15">COND</text:p>
          </table:table-cell>
          <table:table-cell table:style-name="Table1.B5" office:value-type="string">
            <text:p text:style-name="P22">FALSE</text:p>
          </table:table-cell>
        </table:table-row>
        <table:table-row>
          <table:table-cell table:style-name="Table1.A5" office:value-type="string">
            <text:p text:style-name="P19">LOOK</text:p>
          </table:table-cell>
          <table:table-cell table:style-name="Table1.B5" office:value-type="string">
            <text:p text:style-name="P26">NIL</text:p>
          </table:table-cell>
        </table:table-row>
      </table:table>
      <text:p text:style-name="P8"/>
      <text:p text:style-name="P8"/>
      <text:p text:style-name="P5">Robot Control</text:p>
      <text:list xml:id="list331816913" text:style-name="L4">
        <text:list-item>
          <text:p text:style-name="P32">MOVE <text:span text:style-name="T1">D </text:span><text:span text:style-name="T2">– </text:span><text:span text:style-name="T1">Moves the robot one tile in the specified direction </text:span>If it does not hit anything!</text:p>
        </text:list-item>
      </text:list>
      <text:p text:style-name="P8"/>
      <text:p text:style-name="P4">Miscellaneous</text:p>
      <text:list xml:id="list2238410671" text:style-name="L5">
        <text:list-item>
          <text:p text:style-name="P40"><text:span text:style-name="T17">DEBUG </text:span><text:span text:style-name="T14">R – prints the value of register R. Works only once per program, last </text:span><text:span text:style-name="T17">DEBUG</text:span><text:span text:style-name="T14"> overrides all other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'Fira Code iScript" svg:font-family="''Fira Code iScript', 'Fira Code', ',', 'Droid Sans Mono', ',', monospace, ', monospace,', 'Droid Sans Fallback', 'font-weight: normal', 'font-size: 18px', 'line-height: 24px', 'white-space: pre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4T23:22:26.779588339</meta:creation-date>
    <dc:date>2020-04-16T22:33:59.521791065</dc:date>
    <meta:editing-duration>PT37M10S</meta:editing-duration>
    <meta:editing-cycles>4</meta:editing-cycles>
    <meta:generator>LibreOffice/6.3.5.2$Linux_X86_64 LibreOffice_project/30$Build-2</meta:generator>
    <meta:document-statistic meta:table-count="3" meta:image-count="0" meta:object-count="0" meta:page-count="3" meta:paragraph-count="51" meta:word-count="274" meta:character-count="1366" meta:non-whitespace-character-count="1144"/>
  </office:meta>
</office:document-meta>
</file>